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WS Tutorial | Demo - AWS Three-Tier Architecture</text:h>
      <text:p text:style-name="Standard">https://youtu.be/JubPv_UkBD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3:19:10.032564308</meta:creation-date>
    <dc:date>2022-08-10T23:20:31.176044033</dc:date>
    <meta:editing-duration>PT1M22S</meta:editing-duration>
    <meta:editing-cycles>1</meta:editing-cycles>
    <meta:document-statistic meta:table-count="0" meta:image-count="0" meta:object-count="0" meta:page-count="1" meta:paragraph-count="2" meta:word-count="9" meta:character-count="77" meta:non-whitespace-character-count="70"/>
    <meta:generator>LibreOffice/7.3.4.2$Linux_X86_64 LibreOffice_project/30$Build-2</meta:generator>
  </office:meta>
</office:document-meta>
</file>